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ELIAS TALLA YESSEL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134625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HINCH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ELIAS TALLA, JOISSY ESPERANZ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717112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1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21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2</text:p>
          </table:table-cell>
          <table:table-cell table:style-name="Tableau1.D2" office:value-type="string">
            <text:p text:style-name="P13">2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8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22:21:0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